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D0000036A0B5795CC.png" manifest:media-type="image/png"/>
  <manifest:file-entry manifest:full-path="Pictures/100000000000025D000000C0F9C4F3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adornments="Bold" style:font-pitch="fixed"/>
    <style:font-face style:name="JetBrains Mono ExtraBold" svg:font-family="'JetBrains Mono ExtraBold'" style:font-pitch="fixed"/>
    <style:font-face style:name="JetBrains Mono ExtraBold1" svg:font-family="'JetBrains Mono ExtraBold'" style:font-adornments="ExtraBold" style:font-pitch="fixed"/>
    <style:font-face style:name="JetBrains Mono SemiBold" svg:font-family="'JetBrains Mono SemiBold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2e9d"/>
    </style:style>
    <style:style style:name="P2" style:family="paragraph" style:parent-style-name="Standard">
      <loext:graphic-properties draw:fill="gradient" draw:fill-color="#eeeeee" draw:fill-gradient-name="Blank_20_with_20_Gray" draw:gradient-step-count="0"/>
      <style:paragraph-properties fo:text-align="center" style:justify-single-word="false" fo:background-color="#eeeeee"/>
      <style:text-properties fo:color="#333333" loext:opacity="100%" style:font-name="JetBrains Mono ExtraBold" fo:font-size="12pt" fo:font-style="normal" style:text-underline-style="none" fo:font-weight="normal" officeooo:rsid="000c2e9d" officeooo:paragraph-rsid="000c2e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bottom" style:vertical-rel="page-content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vertical-pos="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width="6.2909in" style:rel-width="94%" svg:height="2.0236in" style:rel-height="20%" draw:z-index="0"><draw:image xlink:href="Pictures/100000000000025D000000C0F9C4F3AD.png" xlink:type="simple" xlink:show="embed" xlink:actuate="onLoad" draw:mime-type="image/png"/></draw:frame><draw:frame draw:style-name="fr1" draw:name="Image2" text:anchor-type="paragraph" svg:width="5.0862in" style:rel-width="76%" svg:height="7.0827in" style:rel-height="70%" draw:z-index="1"><draw:image xlink:href="Pictures/100000000000025D0000036A0B5795CC.png" xlink:type="simple" xlink:show="embed" xlink:actuate="onLoad" draw:mime-type="image/png"/></draw:frame><text:line-break/></text:p>
      <text:p text:style-name="P2">/  Windows  /  Linux  /  DOS  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adornments="Bold" style:font-pitch="fixed"/>
    <style:font-face style:name="JetBrains Mono ExtraBold" svg:font-family="'JetBrains Mono ExtraBold'" style:font-pitch="fixed"/>
    <style:font-face style:name="JetBrains Mono ExtraBold1" svg:font-family="'JetBrains Mono ExtraBold'" style:font-adornments="ExtraBold" style:font-pitch="fixed"/>
    <style:font-face style:name="JetBrains Mono SemiBold" svg:font-family="'JetBrains Mono SemiBold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>
      <loext:gradient-stop svg:offset="0" loext:color-type="rgb" loext:color-value="#ffffff"/>
      <loext:gradient-stop svg:offset="1" loext:color-type="rgb" loext:color-value="#dddddd"/>
    </draw:gradient>
    <draw:gradient draw:name="Gradient_20_1" draw:display-name="Gradient 1" draw:style="linear" draw:start-color="#ffffff" draw:end-color="#dddddd" draw:start-intensity="100%" draw:end-intensity="100%" draw:angle="90deg" draw:border="56%">
      <loext:gradient-stop svg:offset="0" loext:color-type="rgb" loext:color-value="#ffffff"/>
      <loext:gradient-stop svg:offset="1" loext:color-type="rgb" loext:color-value="#dddddd"/>
    </draw:gradient>
    <draw:gradient draw:name="London_20_Mist" draw:display-name="London Mist" draw:style="linear" draw:start-color="#cccccc" draw:end-color="#666666" draw:start-intensity="100%" draw:end-intensity="100%" draw:angle="30deg" draw:border="0%">
      <loext:gradient-stop svg:offset="0" loext:color-type="rgb" loext:color-value="#cccccc"/>
      <loext:gradient-stop svg:offset="1" loext:color-type="rgb" loext:color-value="#666666"/>
    </draw:gradient>
    <draw:gradient draw:name="gradient" draw:style="linear" draw:start-color="#dddddd" draw:end-color="#ffffff" draw:start-intensity="100%" draw:end-intensity="100%" draw:angle="90deg" draw:border="75%">
      <loext:gradient-stop svg:offset="0" loext:color-type="rgb" loext:color-value="#dddddd"/>
      <loext:gradient-stop svg:offset="1" loext:color-type="rgb" loext:color-value="#ffffff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eeeeee" style:writing-mode="lr-tb" draw:fill="gradient" draw:fill-color="#dddddd" draw:fill-gradient-name="Gradient_20_1" draw:gradient-step-count="0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color="#dddddd" draw:fill-gradient-name="Gradient_20_1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5:02:49.303924248</meta:creation-date>
    <meta:editing-cycles>2</meta:editing-cycles>
    <meta:editing-duration>PT42M3S</meta:editing-duration>
    <dc:date>2024-03-07T15:03:29.969279781</dc:date>
    <meta:document-statistic meta:table-count="0" meta:image-count="2" meta:object-count="0" meta:page-count="1" meta:paragraph-count="2" meta:word-count="7" meta:character-count="32" meta:non-whitespace-character-count="19"/>
    <meta:generator>LibreOffice/7.6.5.2$Linux_X86_64 LibreOffice_project/60$Build-2</meta:generator>
  </office:meta>
</office:document-meta>
</file>